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494cm" table:align="left"/>
    </style:style>
    <style:style style:name="Таблица1.A" style:family="table-column">
      <style:table-column-properties style:column-width="6.844cm"/>
    </style:style>
    <style:style style:name="Таблица1.B" style:family="table-column">
      <style:table-column-properties style:column-width="6.073cm"/>
    </style:style>
    <style:style style:name="Таблица1.C" style:family="table-column">
      <style:table-column-properties style:column-width="5.577cm"/>
    </style:style>
    <style:style style:name="Таблица1.A1" style:family="table-cell">
      <style:table-cell-properties style:vertical-align="middle" fo:padding="0.212cm" fo:border="0.05pt solid #cccccc"/>
    </style:style>
    <style:style style:name="P1" style:family="paragraph" style:parent-style-name="Text_20_body">
      <style:paragraph-properties fo:margin-left="0cm" fo:margin-right="0cm" fo:margin-top="0.397cm" fo:margin-bottom="0.397cm" loext:contextual-spacing="false" style:line-height-at-least="0.503cm" fo:orphans="2" fo:widows="2" fo:text-indent="0cm" style:auto-text-indent="false" fo:padding="0cm" fo:border="none"/>
      <style:text-properties fo:font-variant="normal" fo:text-transform="none" fo:color="#666666" fo:letter-spacing="normal"/>
    </style:style>
    <style:style style:name="P2" style:family="paragraph" style:parent-style-name="Heading_20_1">
      <style:text-properties fo:text-transform="uppercase" fo:color="#39414b" style:font-name="Open Sans" fo:font-size="18pt" fo:letter-spacing="normal" fo:font-style="normal" fo:font-weight="normal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fo:font-weight="bold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inherit"/>
    </style:style>
    <style:style style:name="T1" style:family="text">
      <style:text-properties style:font-name="inherit" fo:font-weight="bold" loext:padding="0cm" loext:border="none"/>
    </style:style>
    <style:style style:name="T2" style:family="text">
      <style:text-properties style:font-name="inherit" style:font-name-asian="inherit" style:font-name-complex="inherit"/>
    </style:style>
    <style:style style:name="T3" style:family="text">
      <style:text-properties fo:color="#666666" style:font-name="inherit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ТЕХНИЧЕСКИЕ ХАРАКТЕРИСТИКИ ТЕНЗОДАТЧИК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4">ТЕРМИНЫ</text:p>
            </table:table-cell>
            <table:table-cell table:style-name="Таблица1.A1" table:number-columns-spanned="2" office:value-type="string">
              <text:p text:style-name="P7"><text:span text:style-name="Strong_20_Emphasis"><text:span text:style-name="T3">ОПРЕДЕЛЕНИЕ</text:span></text:span></text:p>
            </table:table-cell>
            <table:covered-table-cell/>
          </table:table-row>
        </table:table-header-rows>
        <table:table-row>
          <table:table-cell table:style-name="Таблица1.A1" office:value-type="string">
            <text:p text:style-name="P6"><text:span text:style-name="Strong_20_Emphasis"><text:span text:style-name="T1">Номинальная нагрузка/Наибольший предел измерений (НПИ)</text:span></text:span></text:p>
          </table:table-cell>
          <table:table-cell table:style-name="Таблица1.A1" table:number-columns-spanned="2" office:value-type="string">
            <text:p text:style-name="P5">Расчётное значение верхнего предела диапазона измерений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Рабочая нагрузка</text:span></text:span></text:p>
          </table:table-cell>
          <table:table-cell table:style-name="Таблица1.A1" table:number-columns-spanned="2" office:value-type="string">
            <text:p text:style-name="P5">Верхний предел нагрузки, при котором показания датчика ещё соответствуют заявленным характеристикам</text:p>
          </table:table-cell>
          <table:covered-table-cell/>
        </table:table-row>
        <table:table-row>
          <table:table-cell table:style-name="Таблица1.A1" table:number-rows-spanned="3" office:value-type="string">
            <text:p text:style-name="P6"><text:span text:style-name="Strong_20_Emphasis"><text:span text:style-name="T1">Перегрузка</text:span></text:span></text:p>
          </table:table-cell>
          <table:table-cell table:style-name="Таблица1.A1" table:number-columns-spanned="2" office:value-type="string">
            <text:p text:style-name="P5">Нагрузка, превышающая номинальную</text:p>
          </table:table-cell>
          <table:covered-table-cell/>
        </table:table-row>
        <table:table-row>
          <table:covered-table-cell/>
          <table:table-cell table:style-name="Таблица1.A1" office:value-type="string">
            <text:p text:style-name="P5">Предельно допустимая перегрузка</text:p>
          </table:table-cell>
          <table:table-cell table:style-name="Таблица1.A1" office:value-type="string">
            <text:p text:style-name="P5">Максимальная перегрузка (в % от номинальной нагрузки), которая не вызывает каких-то существенных погрешностей в работе датчика</text:p>
          </table:table-cell>
        </table:table-row>
        <table:table-row>
          <table:covered-table-cell/>
          <table:table-cell table:style-name="Таблица1.A1" office:value-type="string">
            <text:p text:style-name="P5">Разрушающая перегрузка</text:p>
          </table:table-cell>
          <table:table-cell table:style-name="Таблица1.A1" office:value-type="string">
            <text:p text:style-name="P5">Максимальная перегрузка (в % от номинальной нагрузки), которая не приводит к структурным повреждениям датчика</text:p>
          </table:table-cell>
        </table:table-row>
        <table:table-row>
          <table:table-cell table:style-name="Таблица1.A1" table:number-rows-spanned="4" office:value-type="string">
            <text:p text:style-name="P6"><text:span text:style-name="Strong_20_Emphasis"><text:span text:style-name="T1">Номинальная выходная нагрузка</text:span></text:span></text:p>
          </table:table-cell>
          <table:table-cell table:style-name="Таблица1.A1" table:number-columns-spanned="2" office:value-type="string">
            <text:p text:style-name="P5">Расчётное значение – выходной сигнал датчика без нагрузки, отнесённый к величине выходного сигнала при номинальной нагрузке. Как правило, выражается в мВ/В, мА или эквивалентной деформации</text:p>
          </table:table-cell>
          <table:covered-table-cell/>
        </table:table-row>
        <table:table-row>
          <table:covered-table-cell/>
          <table:table-cell table:style-name="Таблица1.A1" office:value-type="string">
            <text:p text:style-name="P5">Номинальное выходное напряжение</text:p>
          </table:table-cell>
          <table:table-cell table:style-name="Таблица1.A1" office:value-type="string">
            <text:p text:style-name="P5">Напряжение на выходе датчика при номинальной нагрузке. Определяется совместно с напряжением возбуждения</text:p>
          </table:table-cell>
        </table:table-row>
        <table:table-row>
          <table:covered-table-cell/>
          <table:table-cell table:style-name="Таблица1.A1" office:value-type="string">
            <text:p text:style-name="P5">Номинальный выходной ток</text:p>
          </table:table-cell>
          <table:table-cell table:style-name="Таблица1.A1" office:value-type="string">
            <text:p text:style-name="P5">Величина тока в цепи (при подключении датчика к <text:soft-page-break/>нагрузочному сопротивлению) при номинальной нагрузке. Определяется вместе с напряжением возбуждения и сопротивлением нагрузки</text:p>
          </table:table-cell>
        </table:table-row>
        <table:table-row>
          <table:covered-table-cell/>
          <table:table-cell table:style-name="Таблица1.A1" office:value-type="string">
            <text:p text:style-name="P5">Номинальная нагрузка эквивалентной деформации</text:p>
          </table:table-cell>
          <table:table-cell table:style-name="Таблица1.A1" office:value-type="string">
            <text:p text:style-name="P5">Номинальная выходная мощность, преобразуемая в напряжение с датчика (с коэффициентом 2,00).</text:p>
          </table:table-cell>
        </table:table-row>
        <table:table-row>
          <table:table-cell table:style-name="Таблица1.A1" office:value-type="string">
            <text:p text:style-name="P6"><text:span text:style-name="Strong_20_Emphasis"><text:span text:style-name="T1">Чувствительность</text:span></text:span></text:p>
          </table:table-cell>
          <table:table-cell table:style-name="Таблица1.A1" table:number-columns-spanned="2" office:value-type="string">
            <text:p text:style-name="P5">Величина изменения выходного сигнала при изменении нагрузки на датчик. Обычно выражается в мВ/В или м/м (микро деформации) на каждый вольт напряжения возбуждения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Калибровочная постоянная</text:span></text:span></text:p>
          </table:table-cell>
          <table:table-cell table:style-name="Таблица1.A1" table:number-columns-spanned="2" office:value-type="string">
            <text:p text:style-name="P5">Отношение рабочей нагрузки к номинальной выходной нагрузке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Нелинейность</text:span></text:span></text:p>
          </table:table-cell>
          <table:table-cell table:style-name="Таблица1.A1" table:number-columns-spanned="2" office:value-type="string">
            <text:p text:style-name="P5">Максимальное отклонение выходного сигнала от калибровочной кривой роста нагрузки и референсной линии (прямой, соединяющей точку и выходного напряжения при нулевой нагрузке и точку номинальной нагрузки).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Гистерезис</text:span></text:span></text:p>
          </table:table-cell>
          <table:table-cell table:style-name="Таблица1.A1" table:number-columns-spanned="2" office:value-type="string">
            <text:p text:style-name="P5">Разница между входным сигналом по калибровочной кривой и сигналом, снятым с датчика после определённого нагрузочного цикла. Гистерезис выражается в процентах от номинальной нагрузки датчика.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Собственная частота</text:span></text:span></text:p>
          </table:table-cell>
          <table:table-cell table:style-name="Таблица1.A1" table:number-columns-spanned="2" office:value-type="string">
            <text:p text:style-name="P5">Частота собственных колебаний датчика при отсутствии нагрузки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Диапазон воспроизводимых частот</text:span></text:span></text:p>
          </table:table-cell>
          <table:table-cell table:style-name="Таблица1.A1" table:number-columns-spanned="2" office:value-type="string">
            <text:p text:style-name="P5">Диапазон частот, при котором выходной сигнал достаточно хорошо (в пределах допустимой погрешности) воспроизводит по фазе и амплитуде входное циклическое изменение синусоидальной нагрузки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Напряжение питания</text:span></text:span></text:p>
          </table:table-cell>
          <table:table-cell table:style-name="Таблица1.A1" table:number-columns-spanned="2" office:value-type="string">
            <text:p text:style-name="P5">Напряжение, подаваемое на входные клеммы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Рекомендуемое напряжение </text:span></text:span><text:soft-page-break/><text:span text:style-name="Strong_20_Emphasis"><text:span text:style-name="T1">питания</text:span></text:span></text:p>
          </table:table-cell>
          <table:table-cell table:style-name="Таблица1.A1" table:number-columns-spanned="2" office:value-type="string">
            <text:p text:style-name="P5">Максимальная величина входного напряжения, <text:soft-page-break/>при котором датчик соответствует заявленным характеристикам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Предельное напряжение питания</text:span></text:span></text:p>
          </table:table-cell>
          <table:table-cell table:style-name="Таблица1.A1" table:number-columns-spanned="2" office:value-type="string">
            <text:p text:style-name="P5">Максимальное напряжение возбуждения, при котором датчик уже не соответствует заявленным характеристикам (но при уменьшении напряжения до рекомендуемого его функции восстанавливаются).</text:p>
          </table:table-cell>
          <table:covered-table-cell/>
        </table:table-row>
        <table:table-row>
          <table:table-cell table:style-name="Таблица1.A1" table:number-rows-spanned="3" office:value-type="string">
            <text:p text:style-name="P6"><text:span text:style-name="Strong_20_Emphasis"><text:span text:style-name="T1">Входное/выходное сопротивление</text:span></text:span></text:p>
          </table:table-cell>
          <table:table-cell table:style-name="Таблица1.A1" table:number-columns-spanned="2" office:value-type="string">
            <text:p text:style-name="P5">Входное или выходное сопротивление терминала. Возможность использования определённого типа датчиков ограничивается величиной номинального сопротивления терминала</text:p>
          </table:table-cell>
          <table:covered-table-cell/>
        </table:table-row>
        <table:table-row>
          <table:covered-table-cell/>
          <table:table-cell table:style-name="Таблица1.A1" office:value-type="string">
            <text:p text:style-name="P5">Входное сопротивление терминала</text:p>
          </table:table-cell>
          <table:table-cell table:style-name="Таблица1.A1" office:value-type="string">
            <text:p text:style-name="P5">Сопротивление между входными и выходными клеммами терминала при отсутствии нагрузки</text:p>
          </table:table-cell>
        </table:table-row>
        <table:table-row>
          <table:covered-table-cell/>
          <table:table-cell table:style-name="Таблица1.A1" office:value-type="string">
            <text:p text:style-name="P5">Выходное сопротивление терминала</text:p>
          </table:table-cell>
          <table:table-cell table:style-name="Таблица1.A1" office:value-type="string">
            <text:p text:style-name="P5">Сопротивление между выходными и входными клеммами терминала при отсутствии нагрузки</text:p>
          </table:table-cell>
        </table:table-row>
        <table:table-row>
          <table:table-cell table:style-name="Таблица1.A1" office:value-type="string">
            <text:p text:style-name="P6"><text:span text:style-name="Strong_20_Emphasis"><text:span text:style-name="T1">Влияние температуры на нулевой баланс</text:span></text:span></text:p>
          </table:table-cell>
          <table:table-cell table:style-name="Таблица1.A1" table:number-columns-spanned="2" office:value-type="string">
            <text:p text:style-name="P5">Смещение нулевой точки при изменении температуры окружающей среды. Выражается в изменении «нуля» на 1° C в процентах от номинальной мощности (xx% RO/°C)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Влияние температуры на выходной сигнал</text:span></text:span></text:p>
          </table:table-cell>
          <table:table-cell table:style-name="Таблица1.A1" table:number-columns-spanned="2" office:value-type="string">
            <text:p text:style-name="P5">Изменение коэффициента усиления сигнала при воздействии температуры окружающей среды. Выражается величиной изменения нуля (в процентах) на каждый градус Цельсия (xx%/°C)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Скомпенсированный температурный диапазон</text:span></text:span></text:p>
          </table:table-cell>
          <table:table-cell table:style-name="Таблица1.A1" table:number-columns-spanned="2" office:value-type="string">
            <text:p text:style-name="P5">Температурный диапазон, при котором влияние температуры на выходной сигнал и нулевой баланс не ухудшает заявленных характеристик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Безопасный температурный диапазон</text:span></text:span></text:p>
          </table:table-cell>
          <table:table-cell table:style-name="Таблица1.A1" table:number-columns-spanned="2" office:value-type="string">
            <text:p text:style-name="P5">Температурный диапазон, в котором датчик может не соответствовать заявленной спецификации, но ещё не получает каких-либо фатальных структурных повреждений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Стабильность</text:span></text:span></text:p>
          </table:table-cell>
          <table:table-cell table:style-name="Таблица1.A1" table:number-columns-spanned="2" office:value-type="string">
            <text:p text:style-name="P5">Максимальная разница между выходными параметрами, полученными при многократном цикле нагрузки (и неизменных прочих внешних <text:soft-page-break/>условиях). Как правило, выражается в процентах от средней номинальной нагрузки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Нулевой баланс</text:span></text:span></text:p>
          </table:table-cell>
          <table:table-cell table:style-name="Таблица1.A1" table:number-columns-spanned="2" office:value-type="string">
            <text:p text:style-name="P5">Выходной сигнал с датчика без нагрузки. Выражается в мВ/В, мкм/м или в процентах от номинальной нагрузки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Стабильность нуля</text:span></text:span></text:p>
          </table:table-cell>
          <table:table-cell table:style-name="Таблица1.A1" table:number-columns-spanned="2" office:value-type="string">
            <text:p text:style-name="P5">Степень устойчивости нулевых показаний датчика при данных условиях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Стабильность</text:span></text:span></text:p>
          </table:table-cell>
          <table:table-cell table:style-name="Таблица1.A1" table:number-columns-spanned="2" office:value-type="string">
            <text:p text:style-name="P5">Способность датчика сохранять исходные характеристики в течение длительного времени. Если не указано детально, то под «характеристиками» понимают коэффициент калибровки и нелинейность (полученная при заводской калибровке) – при комнатной температуре они не должны меняться в течение длительного времени. Если этот период выражается количественно, то говорят о «степени стабильности»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Наводки помех</text:span></text:span></text:p>
          </table:table-cell>
          <table:table-cell table:style-name="Таблица1.A1" table:number-columns-spanned="2" office:value-type="string">
            <text:p text:style-name="P5">При подключении нескольких датчиков наводка – это паразитный сигнала от одного датчика на выходе других датчиков. Выражается в процентах от номинальной выходной мощности каждого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Рекомендуемый момент затяжки</text:span></text:span></text:p>
          </table:table-cell>
          <table:table-cell table:style-name="Таблица1.A1" table:number-columns-spanned="2" office:value-type="string">
            <text:p text:style-name="P5">Усилие затяжки датчика, необходимое для его корректной работы (соответствию выходных характеристик заявленным параметрам)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Резонансная частота</text:span></text:span></text:p>
          </table:table-cell>
          <table:table-cell table:style-name="Таблица1.A1" table:number-columns-spanned="2" office:value-type="string">
            <text:p text:style-name="P5">Частота входных механических колебаний, вызывающая максимальный выходной отклик датчика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Количество рабочих циклов</text:span></text:span></text:p>
          </table:table-cell>
          <table:table-cell table:style-name="Таблица1.A1" table:number-columns-spanned="2" office:value-type="string">
            <text:p text:style-name="P5">Минимальное число повторных нагрузок датчика (при номинальной мощности или рабочей нагрузке) при которых он продолжает соответствовать заявленным характеристикам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Класс защиты</text:span></text:span></text:p>
          </table:table-cell>
          <table:table-cell table:style-name="Таблица1.A1" table:number-columns-spanned="2" office:value-type="string">
            <text:p text:style-name="P5">Устойчивость датчика к влаге и механическому воздействию. Выражается величиной IP в соответствии с требованиями стандарта JIS C 0920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Вес</text:span></text:span></text:p>
          </table:table-cell>
          <table:table-cell table:style-name="Таблица1.A1" table:number-columns-spanned="2" office:value-type="string">
            <text:p text:style-name="P5">Указывается в кг или гр. Если для датчика требуется дополнительная оправка, она также включается в общий вес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Материал корпуса</text:span></text:span></text:p>
          </table:table-cell>
          <table:table-cell table:style-name="Таблица1.A1" table:number-columns-spanned="2" office:value-type="string">
            <text:p text:style-name="P5">Материал оболочки, контактной пяты и <text:soft-page-break/>выходных проводов обозначается кодом – согласно требованиям стандарта JIS. При необходимости код также содержит информацию о требуемой обработки контактной поверхности</text:p>
          </table:table-cell>
          <table:covered-table-cell/>
        </table:table-row>
        <table:table-row>
          <table:table-cell table:style-name="Таблица1.A1" office:value-type="string">
            <text:p text:style-name="P6"><text:span text:style-name="Strong_20_Emphasis"><text:span text:style-name="T1">Кабель</text:span></text:span></text:p>
          </table:table-cell>
          <table:table-cell table:style-name="Таблица1.A1" table:number-columns-spanned="2" office:value-type="string">
            <text:p text:style-name="P8">Тип кабеля, необходимого для подключения датчика (через разъем или напрямую к его внутренней цепи). Указывается номинальное поперечное сечение провода, количество проводников, материал изоляции и оболочки, длина и номинальный наружный диаметр, а также вид наконечников.</text:p>
          </table:table-cell>
          <table:covered-table-cell/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LibreOffice/5.2.2.2$Windows_x86 LibreOffice_project/8f96e87c890bf8fa77463cd4b640a2312823f3ad</meta:generator>
    <dc:date>2018-01-26T11:53:49.507000000</dc:date>
    <meta:print-date>2018-01-26T11:53:46.811000000</meta:print-date>
    <meta:document-statistic meta:table-count="1" meta:image-count="0" meta:object-count="0" meta:page-count="5" meta:paragraph-count="78" meta:word-count="721" meta:character-count="6071" meta:non-whitespace-character-count="5422"/>
    <meta:user-defined meta:name="Info 1"/>
    <meta:user-defined meta:name="Info 2"/>
    <meta:user-defined meta:name="Info 3"/>
    <meta:user-defined meta:name="Info 4"/>
  </office:meta>
</office:document-meta>
</file>